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588" officeooo:paragraph-rsid="00146588"/>
    </style:style>
    <style:style style:name="P2" style:family="paragraph" style:parent-style-name="Standard">
      <style:text-properties officeooo:rsid="0016723f" officeooo:paragraph-rsid="0016723f"/>
    </style:style>
    <style:style style:name="T1" style:family="text">
      <style:text-properties officeooo:rsid="0015ea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ales son las formas en las cuales los ganaderos del estado de chihuahua han llevado el registro de sus corrales en los últimos 5 anes?</text:p>
      <text:p text:style-name="P1"/>
      <text:p text:style-name="P1">¿Qué tipo de aplicaciones se han desarrollado, en <text:span text:style-name="T1">L</text:span>atinoamérica, para <text:span text:style-name="T1">la gestión</text:span> de un corral ganadero durante los últimos 15 años? </text:p>
      <text:p text:style-name="P1"/>
      <text:p text:style-name="P2">(corral OR establo OR rancho) AND (ganado OR becerro OR cattle) AND (aplicación OR sistema) AND (latinoamerica OR america latina OR hispanoamerica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8:32:52.387833715</meta:creation-date>
    <dc:date>2022-02-17T19:28:34.376946933</dc:date>
    <meta:editing-duration>PT35M11S</meta:editing-duration>
    <meta:editing-cycles>1</meta:editing-cycles>
    <meta:document-statistic meta:table-count="0" meta:image-count="0" meta:object-count="0" meta:page-count="1" meta:paragraph-count="3" meta:word-count="68" meta:character-count="415" meta:non-whitespace-character-count="349"/>
    <meta:generator>LibreOffice/6.4.7.2$Linux_X86_64 LibreOffice_project/40$Build-2</meta:generator>
  </office:meta>
</office:document-meta>
</file>